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6b6d30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P6" style:family="paragraph" style:parent-style-name="Text_20_body">
      <style:text-properties fo:font-weight="bold" officeooo:rsid="0064ec2a" officeooo:paragraph-rsid="0064ec2a" style:font-weight-asian="bold" style:font-weight-complex="bold"/>
    </style:style>
    <style:style style:name="P7" style:family="paragraph" style:parent-style-name="Text_20_body">
      <style:text-properties fo:font-weight="bold" officeooo:rsid="006b6d30" officeooo:paragraph-rsid="006b6d30" style:font-weight-asian="bold" style:font-weight-complex="bold"/>
    </style:style>
    <style:style style:name="P8" style:family="paragraph" style:parent-style-name="Text_20_body">
      <style:text-properties officeooo:rsid="006a6628" officeooo:paragraph-rsid="006a6628"/>
    </style:style>
    <style:style style:name="P9" style:family="paragraph" style:parent-style-name="Text_20_body">
      <style:text-properties fo:color="#c9211e" loext:opacity="100%" officeooo:rsid="006a6628" officeooo:paragraph-rsid="006b6d30"/>
    </style:style>
    <style:style style:name="P10" style:family="paragraph" style:parent-style-name="Text_20_body">
      <style:text-properties fo:color="#c9211e" loext:opacity="100%" officeooo:rsid="006b6d30" officeooo:paragraph-rsid="006b6d30"/>
    </style:style>
    <style:style style:name="P11" style:family="paragraph" style:parent-style-name="Text_20_body">
      <style:text-properties fo:color="#c9211e" loext:opacity="100%" officeooo:rsid="006b6d30" officeooo:paragraph-rsid="006d5ab0"/>
    </style:style>
    <style:style style:name="P12" style:family="paragraph" style:parent-style-name="Text_20_body">
      <style:text-properties fo:color="#c9211e" loext:opacity="100%" fo:font-weight="bold" officeooo:rsid="006d5ab0" officeooo:paragraph-rsid="006d5ab0" style:font-weight-asian="bold" style:font-weight-complex="bold"/>
    </style:style>
    <style:style style:name="P13" style:family="paragraph" style:parent-style-name="Text_20_body">
      <style:text-properties fo:color="#c9211e" loext:opacity="100%" fo:font-weight="bold" officeooo:rsid="006ec011" officeooo:paragraph-rsid="006ec011" style:font-weight-asian="bold" style:font-weight-complex="bold"/>
    </style:style>
    <style:style style:name="P14" style:family="paragraph" style:parent-style-name="Text_20_body">
      <style:text-properties officeooo:paragraph-rsid="006b6d30"/>
    </style:style>
    <style:style style:name="P15" style:family="paragraph" style:parent-style-name="Text_20_body">
      <style:text-properties officeooo:rsid="005f3eac" officeooo:paragraph-rsid="006b6d30"/>
    </style:style>
    <style:style style:name="P16" style:family="paragraph" style:parent-style-name="Text_20_body">
      <style:text-properties officeooo:rsid="005dcd57" officeooo:paragraph-rsid="006b6d30"/>
    </style:style>
    <style:style style:name="P17" style:family="paragraph" style:parent-style-name="Text_20_body">
      <style:text-properties officeooo:rsid="005dcd57" officeooo:paragraph-rsid="005dcd57"/>
    </style:style>
    <style:style style:name="P18" style:family="paragraph" style:parent-style-name="Text_20_body">
      <style:text-properties style:use-window-font-color="true" loext:opacity="0%" officeooo:rsid="006b6d30" officeooo:paragraph-rsid="006bb2f9"/>
    </style:style>
    <style:style style:name="P19" style:family="paragraph" style:parent-style-name="Text_20_body">
      <style:text-properties officeooo:rsid="006d5ab0" officeooo:paragraph-rsid="006d5ab0"/>
    </style:style>
    <style:style style:name="P20" style:family="paragraph" style:parent-style-name="Standard">
      <style:text-properties fo:color="#009688" loext:opacity="100%" officeooo:paragraph-rsid="0069b942"/>
    </style:style>
    <style:style style:name="P21" style:family="paragraph" style:parent-style-name="Standard">
      <style:text-properties officeooo:rsid="0069b942" officeooo:paragraph-rsid="0069b942"/>
    </style:style>
    <style:style style:name="P22" style:family="paragraph" style:parent-style-name="Standard">
      <style:text-properties officeooo:paragraph-rsid="0069b942"/>
    </style:style>
    <style:style style:name="P23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24" style:family="paragraph" style:parent-style-name="Heading_20_3">
      <style:text-properties officeooo:paragraph-rsid="002f419b"/>
    </style:style>
    <style:style style:name="P25" style:family="paragraph" style:parent-style-name="Heading_20_3">
      <style:text-properties officeooo:paragraph-rsid="006d5ab0"/>
    </style:style>
    <style:style style:name="P26" style:family="paragraph" style:parent-style-name="Heading_20_3">
      <style:text-properties officeooo:paragraph-rsid="00748533"/>
    </style:style>
    <style:style style:name="P27" style:family="paragraph" style:parent-style-name="Heading_20_5">
      <style:text-properties officeooo:paragraph-rsid="0064ec2a"/>
    </style:style>
    <style:style style:name="P28" style:family="paragraph" style:parent-style-name="Heading_20_5">
      <style:text-properties officeooo:paragraph-rsid="0069b942"/>
    </style:style>
    <style:style style:name="P29" style:family="paragraph" style:parent-style-name="Standard" style:list-style-name="L2"/>
    <style:style style:name="P30" style:family="paragraph" style:parent-style-name="Standard" style:list-style-name="L3">
      <style:text-properties officeooo:paragraph-rsid="001c9d1c"/>
    </style:style>
    <style:style style:name="P31" style:family="paragraph" style:parent-style-name="Standard" style:list-style-name="L3">
      <style:text-properties officeooo:rsid="001c9d1c" officeooo:paragraph-rsid="001c9d1c"/>
    </style:style>
    <style:style style:name="P32" style:family="paragraph" style:parent-style-name="Text_20_body" style:list-style-name="L1">
      <style:text-properties officeooo:rsid="002f419b" officeooo:paragraph-rsid="002f419b"/>
    </style:style>
    <style:style style:name="P33" style:family="paragraph" style:parent-style-name="Text_20_body" style:list-style-name="L2">
      <style:text-properties officeooo:paragraph-rsid="002db6d7"/>
    </style:style>
    <style:style style:name="P34" style:family="paragraph" style:parent-style-name="Text_20_body" style:list-style-name="L4">
      <style:text-properties officeooo:rsid="00219761" officeooo:paragraph-rsid="00219761"/>
    </style:style>
    <style:style style:name="P35" style:family="paragraph" style:parent-style-name="Text_20_body" style:list-style-name="L4">
      <style:text-properties officeooo:rsid="002d4139" officeooo:paragraph-rsid="002d4139"/>
    </style:style>
    <style:style style:name="P36" style:family="paragraph" style:parent-style-name="Text_20_body" style:list-style-name="L5">
      <style:text-properties officeooo:rsid="006d5ab0" officeooo:paragraph-rsid="006d5ab0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officeooo:rsid="001c9d1c" officeooo:paragraph-rsid="001c9d1c"/>
    </style:style>
    <style:style style:name="P39" style:family="paragraph" style:parent-style-name="Text_20_body" style:list-style-name="L7">
      <style:text-properties officeooo:rsid="00748533" officeooo:paragraph-rsid="00748533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text-properties officeooo:rsid="0075dcd2" officeooo:paragraph-rsid="0075dcd2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9" style:family="text">
      <style:text-properties style:font-name="Liberation Sans" fo:font-size="11.8999996185303pt" fo:font-weight="bold" officeooo:rsid="00748533" style:font-name-asian="DejaVu Sans" style:font-size-asian="11.8999996185303pt" style:font-weight-asian="bold" style:font-name-complex="FreeSans" style:font-size-complex="11.8999996185303pt" style:font-weight-complex="bold"/>
    </style:style>
    <style:style style:name="T20" style:family="text">
      <style:text-properties style:font-name="Liberation Sans" fo:font-size="11.8999996185303pt" fo:font-weight="bold" officeooo:rsid="006fafa8" style:font-name-asian="DejaVu Sans" style:font-size-asian="11.8999996185303pt" style:font-weight-asian="bold" style:font-name-complex="FreeSans" style:font-size-complex="11.8999996185303pt" style:font-weight-complex="bold"/>
    </style:style>
    <style:style style:name="T21" style:family="text">
      <style:text-properties style:font-name="Liberation Sans" fo:font-size="14.1000003814697pt" fo:font-weight="bold" officeooo:rsid="00748533" style:font-name-asian="DejaVu Sans" style:font-size-asian="14.1000003814697pt" style:font-weight-asian="bold" style:font-name-complex="FreeSans" style:font-size-complex="14.1000003814697pt" style:font-weight-complex="bold"/>
    </style:style>
    <style:style style:name="T22" style:family="text">
      <style:text-properties officeooo:rsid="0034ce6d"/>
    </style:style>
    <style:style style:name="T23" style:family="text">
      <style:text-properties officeooo:rsid="0036629f"/>
    </style:style>
    <style:style style:name="T24" style:family="text">
      <style:text-properties officeooo:rsid="0036eb17"/>
    </style:style>
    <style:style style:name="T25" style:family="text">
      <style:text-properties officeooo:rsid="0038b7a2"/>
    </style:style>
    <style:style style:name="T26" style:family="text">
      <style:text-properties officeooo:rsid="003e2ed9"/>
    </style:style>
    <style:style style:name="T27" style:family="text">
      <style:text-properties officeooo:rsid="00400563"/>
    </style:style>
    <style:style style:name="T28" style:family="text">
      <style:text-properties officeooo:rsid="0051f6d4"/>
    </style:style>
    <style:style style:name="T29" style:family="text">
      <style:text-properties officeooo:rsid="0054e680"/>
    </style:style>
    <style:style style:name="T30" style:family="text">
      <style:text-properties fo:color="#e91e63" loext:opacity="100%"/>
    </style:style>
    <style:style style:name="T31" style:family="text">
      <style:text-properties officeooo:rsid="0064a702"/>
    </style:style>
    <style:style style:name="T32" style:family="text">
      <style:text-properties officeooo:rsid="013cd760"/>
    </style:style>
    <style:style style:name="T33" style:family="text">
      <style:text-properties officeooo:rsid="00a40c98"/>
    </style:style>
    <style:style style:name="T34" style:family="text">
      <style:text-properties officeooo:rsid="006b6d30"/>
    </style:style>
    <style:style style:name="T35" style:family="text">
      <style:text-properties fo:color="#c9211e" loext:opacity="100%" fo:font-weight="bold" officeooo:rsid="006b6d30" style:font-weight-asian="bold" style:font-weight-complex="bold"/>
    </style:style>
    <style:style style:name="T36" style:family="text">
      <style:text-properties fo:color="#c9211e" loext:opacity="100%" officeooo:rsid="00400563"/>
    </style:style>
    <style:style style:name="T37" style:family="text">
      <style:text-properties officeooo:rsid="006bb2f9"/>
    </style:style>
    <style:style style:name="T38" style:family="text">
      <style:text-properties officeooo:rsid="006d5ab0"/>
    </style:style>
    <style:style style:name="T39" style:family="text">
      <style:text-properties officeooo:rsid="007485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3"><text:span text:style-name="T18"/></text:h>
      <text:h text:style-name="P25" text:outline-level="3"><text:span text:style-name="T18">Notas de la versión 2023 </text:span><text:span text:style-name="T19">10 </text:span><text:span text:style-name="T18">0</text:span><text:span text:style-name="T20">6</text:span></text:h>
      <text:p text:style-name="P19"><text:span text:style-name="T15">e</text:span><text:span text:style-name="T12">scribe archivo CERMA con el nombre del archivo acabado en .xml</text:span></text:p>
      <text:h text:style-name="P26" text:outline-level="3"><text:bookmark-start text:name="__DdeLink__1550_8746773"/>Notas de la versión 2023 <text:span text:style-name="T21">10 06</text:span></text:h>
      <text:list xml:id="list4185234844" text:style-name="L7">
        <text:list-item>
          <text:p text:style-name="P40">las funciones aCerma y <text:span text:style-name="T39">aH</text:span>ulc solo se ejecutan al pulsar los botones correspondient<text:span text:style-name="T39">e</text:span>s</text:p>
        </text:list-item>
        <text:list-item>
          <text:p text:style-name="P39">corregido Bug. ahora se puede abrir el archivo (gb).xml tambien desde el cliente.</text:p>
        </text:list-item>
        <text:list-item>
          <text:p text:style-name="P39">escritura correcta del archivo de salida de CERMA.</text:p>
        </text:list-item>
        <text:list-item>
          <text:p text:style-name="P39">ya sale la tabla de salida de resultados de datos desde gbXml transformados para HULC</text:p>
        </text:list-item>
        <text:list-item>
          <text:p text:style-name="P41">ya escribe el fichero .ctehexml para HULC.<text:bookmark-end text:name="__DdeLink__1550_8746773"/></text:p>
        </text:list-item>
      </text:list>
      <text:h text:style-name="Heading_20_3" text:outline-level="3"><text:bookmark-start text:name="__DdeLink__418_2168031957"/><text:bookmark-start text:name="__DdeLink__1548_8746773"/>Notas de la versión 2023 0<text:span text:style-name="T14">5 </text:span><text:span text:style-name="T15">18</text:span><text:bookmark-end text:name="__DdeLink__418_2168031957"/><text:bookmark-end text:name="__DdeLink__1548_8746773"/></text:h>
      <text:list xml:id="list2504581465" text:style-name="L1">
        <text:list-item>
          <text:p text:style-name="P32">primeras visualizaciones de elementos geométricos desde gb.xml</text:p>
        </text:list-item>
        <text:list-item>
          <text:p text:style-name="P32">visorCerma muestra en debug la matriz completa del archivo leido.</text:p>
        </text:list-item>
        <text:list-item>
          <text:p text:style-name="P32">selector de archivos del servidor compatible con dispositivos móviles</text:p>
        </text:list-item>
      </text:list>
      <text:list xml:id="list2345626596" text:style-name="L2">
        <text:list-header>
          <text:p text:style-name="P33">Anteriores</text:p>
        </text:list-header>
        <text:list-item>
          <text:p text:style-name="P29">ya lee datos desde IFC de roof y slab</text:p>
        </text:list-item>
        <text:list-item>
          <text:p text:style-name="P29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3330701427" text:style-name="L3">
        <text:list-item>
          <text:p text:style-name="P30"><text:span text:style-name="T1">lee el archivo gbxml. Se puede visualizar desde el depurador (Object final</text:span><text:span text:style-name="T2">)</text:span></text:p>
        </text:list-item>
        <text:list-item>
          <text:p text:style-name="P31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31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68_487888858"/><text:bookmark-start text:name="__DdeLink__171_487888858"/>Bugs<text:bookmark-end text:name="__DdeLink__168_487888858"/></text:h>
      <text:list xml:id="list3128187829" text:style-name="L4">
        <text:list-item>
          <text:p text:style-name="P34"><text:bookmark-end text:name="__DdeLink__171_487888858"/>(Lluis) colores de los ejes no son los estandar.</text:p>
        </text:list-item>
      </text:list>
      <text:h text:style-name="P24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151712853724974" text:continue-numbering="true" text:style-name="L4">
        <text:list-item>
          <text:p text:style-name="P35">(Mel) falta hacer responsive para móviles la lista de archivos del servidor</text:p>
        </text:list-item>
      </text:list>
      <text:h text:style-name="Heading_20_3" text:outline-level="3"><text:bookmark-start text:name="__DdeLink__6776_1584413598"/><text:bookmark-start text:name="__DdeLink__98_1679150221"/>paraHacer</text:h>
      <text:p text:style-name="P11">plantilla Hulc. <text:span text:style-name="T38">Al final utilizaremos la pilotvalencia5.ctehexml de 15feb2023 modificada por Ana para añadir ptes térmicos.</text:span></text:p>
      <text:p text:style-name="P12">incorporar plantilla HULC. </text:p>
      <text:p text:style-name="P12">Modificar la plantilla HULC (como texto)</text:p>
      <text:p text:style-name="P13">David. Implementará entorno de trabajo con servidor web.</text:p>
      <text:p text:style-name="P19">archivo CERMA:</text:p>
      <text:list xml:id="list4263375760" text:style-name="L5">
        <text:list-item>
          <text:p text:style-name="P36"><text:soft-page-break/>- Poner codificación de caracteres especiales.</text:p>
        </text:list-item>
        <text:list-item>
          <text:p text:style-name="P36">- a la fecha le falta un tag de abrir y cerrar</text:p>
        </text:list-item>
        <text:list-item>
          <text:p text:style-name="P36">- espacios salen unos de mas y otros de menos</text:p>
        </text:list-item>
      </text:list>
      <text:p text:style-name="P10"/>
      <text:p text:style-name="P9"><text:bookmark text:name="__DdeLink__390_3343213323"/>la visualización de gbxml unos objetos salen y otros no.</text:p>
      <text:p text:style-name="P8">coordenadas: en gbxml z hacia arriba, en webGL z hacia adelante !!</text:p>
      <text:p text:style-name="P1"><text:span text:style-name="T26">El archivo Cerma que tenemos se ha generado con cubierta plana</text:span>. <text:span text:style-name="T26">Necesitamos con cubierta inclinada para estudiar como introducir los datos</text:span>. <text:span text:style-name="T7">Albert <text:s/></text:span><text:span text:style-name="T35">¿¿??</text:span></text:p>
      <text:p text:style-name="P3"><text:span text:style-name="T27">Los</text:span> modelo de gbXml <text:span text:style-name="T27">que tenemos son</text:span> complicado estan divididos los elementos <text:span text:style-name="T23">y separados </text:span><text:span text:style-name="T24">por espacios vacíos</text:span>. Tendremos que generar un IFC &gt;<text:span text:style-name="T24">gbXml</text:span> simplificado. <text:s/><text:span text:style-name="T22"><text:s/></text:span><text:span text:style-name="T24">Con un solo espacio interior. Con huecos. </text:span><text:span text:style-name="T25">Atención modelo analítico </text:span><text:span text:style-name="T34">Analitics Spaces</text:span><text:span text:style-name="T25">. </text:span><text:bookmark-start text:name="__DdeLink__2845_3232755644"/><text:span text:style-name="T6">Jordi</text:span><text:bookmark-end text:name="__DdeLink__2845_3232755644"/><text:span text:style-name="T6">, Albert.</text:span></text:p>
      <text:p text:style-name="P4"><text:span text:style-name="T27">Nuestra imipApp lee los datos </text:span><text:span text:style-name="T36">IFC y gbXml </text:span><text:span text:style-name="T27">pero no encontramos la forma de</text:span><text:span text:style-name="T36"> relacionar los codigos</text:span><text:span text:style-name="T27"> que asigna a cada elemente en uno y otro caso. </text:span>Los códigos de los elementos <text:span text:style-name="T27">en </text:span>el archivos (gb)XML <text:span text:style-name="T27">tienen formato </text:span>aimNUMERO <text:span text:style-name="T27">que no aparece en los archivos IFC</text:span></text:p>
      <text:p text:style-name="Text_20_body">Albert hara un gbxml nuevo con sus parámetros que funcionaron.</text:p>
      <text:list xml:id="list184409642" text:style-name="L6">
        <text:list-item>
          <text:p text:style-name="P38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38">leer las propiedades desde gb xml para compararlas con las adquiridas desde .ifc. <text:span text:style-name="T5">Quim</text:span></text:p>
        </text:list-item>
        <text:list-item>
          <text:p text:style-name="P38"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37">visualización grafica del archivo gbxml<text:bookmark-end text:name="__DdeLink__98_1679150221"/>. Quim</text:p>
        </text:list-item>
        <text:list-item>
          <text:p text:style-name="P37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<text:bookmark-start text:name="__DdeLink__388_3343213323"/>Melchor<text:bookmark-end text:name="__DdeLink__388_3343213323"/>:</text:p>
      <text:p text:style-name="P17">archivo: cerma, gbxml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31">(</text:span>posible manual imipApp adicional<text:span text:style-name="T31">)</text:span></text:p>
      <text:h text:style-name="P27" text:outline-level="5">reunión <text:span text:style-name="T32">5</text:span>-<text:span text:style-name="T32">07</text:span>-202<text:span text:style-name="T32">3</text:span> <text:s/>Salva, Mel, <text:span text:style-name="T33">Quim, </text:span><text:span text:style-name="T4">Francesc,Albert, </text:span><text:span text:style-name="T6">Jordi, </text:span><text:span text:style-name="T8">DavidInfantes</text:span></text:h>
      <text:p text:style-name="P6">david dispone de 12 semana de tiempo en horas</text:p>
      <text:p text:style-name="P7">Diana Creus TFG sobre habilitación energética. Exportacion Revit &gt; gbxml. </text:p>
      <text:h text:style-name="Heading_20_4" text:outline-level="4">yaHecho</text:h>
      <text:p text:style-name="P2">orientación exacta del modelo.<text:span text:style-name="T22"> </text:span><text:span text:style-name="T26">coordenadas</text:span><text:span text:style-name="T22"> </text:span><text:bookmark-start text:name="__DdeLink__738_2604867634"/><text:span text:style-name="T22">39.482610278421646, -0.33770434577679764</text:span><text:bookmark-end text:name="__DdeLink__738_2604867634"/><text:span text:style-name="T22"> </text:span><text:span text:style-name="T26">adjunto captura de pantalla de la ubicación. </text:span><text:span text:style-name="T3">Jordi</text:span>.</text:p>
      <text:p text:style-name="P14">mirar si hay cambios en github (mirar lo que quité para presentación) .<text:span text:style-name="T3">Melchor</text:span>.</text:p>
      <text:p text:style-name="P15">poner boton HULC. <text:span text:style-name="T3">Melchor</text:span>.</text:p>
      <text:p text:style-name="P18"><text:soft-page-break/>plantilla Cerma VAlencia_V1.xml. Francesc <text:span text:style-name="T37">dice que es la adecuada</text:span></text:p>
      <text:p text:style-name="P16"/>
      <text:h text:style-name="Heading_20_1" text:outline-level="1">correos</text:h>
      <text:h text:style-name="Heading_20_4" text:outline-level="4">david Infantes jun 2023.03.03</text:h>
      <text:p text:style-name="P22">Bon dia,</text:p>
      <text:p text:style-name="P22"/>
      <text:p text:style-name="P22">Us adjunto la segona versió del conversor. S'han reprogramat certes parts</text:p>
      <text:p text:style-name="P22">per fer el codi més eficient i amb un mètode únic per a qualsevol tipus</text:p>
      <text:p text:style-name="P22">d'element i geometria.</text:p>
      <text:p text:style-name="P22"/>
      <text:p text:style-name="P22">Novetats del codi: la primera versió <text:s/>funciona per a rectangles i quadrats.</text:p>
      <text:p text:style-name="P22">Aquest codi serveix per a qualsevol geometria plana (triangles, polígons</text:p>
      <text:p text:style-name="P22">irregulars, polígons de n vèrtex, etc) en qualsevol orientació i</text:p>
      <text:p text:style-name="P22">inclinació. Ara tot quadra i no apareixen petits moviments d'elements com a</text:p>
      <text:p text:style-name="P22">la primera versió (eren rotacions de 180 graus en certs casos que feia que</text:p>
      <text:p text:style-name="P22">no estiguessin ben orientats abans de moure'ls).</text:p>
      <text:p text:style-name="P22"/>
      <text:p text:style-name="P22">El codi està comentat i també <text:s/>hi ha un pdf a mode d'apunt per explicar</text:p>
      <text:p text:style-name="P22">breument els processos i els sistemes de coordenades. Veureu que hi ha un</text:p>
      <text:p text:style-name="P22">CTEXML de referència amb algunes geometries incorporades juntament amb</text:p>
      <text:p text:style-name="P22">algunes parts de l'arxiu original.</text:p>
      <text:p text:style-name="P22"/>
      <text:p text:style-name="P22">Ara queda fer la part de transcripció de dades d'un sistema a l'altre. En</text:p>
      <text:p text:style-name="P22">principi no ha de donar problemes, la part complicada d'entendre com</text:p>
      <text:p text:style-name="P22">funciona la geometria a HULC la dono per feta. Les finestres tampoc suposen</text:p>
      <text:p text:style-name="P22">massa problemes.</text:p>
      <text:p text:style-name="P22"/>
      <text:p text:style-name="P22">Ja que HULC es "peculiar" crec que estaria be explicar detalladament com</text:p>
      <text:p text:style-name="P22">funciona el sistema en persona o on-line a qui ho hagi de transcriure a</text:p>
      <text:p text:style-name="P22">JavaScript.</text:p>
      <text:p text:style-name="P22"/>
      <text:p text:style-name="P22">Alguns comentaris del codi i l'arxiu dels apunts està en castellà. Entenc</text:p>
      <text:p text:style-name="P22">que aquest serà l'idioma de publicació però realment no ho se. Si calgués</text:p>
      <text:p text:style-name="P22">ho puc tornar a escriure en català.</text:p>
      <text:p text:style-name="P22"/>
      <text:p text:style-name="P22">Espero que la feina feta us sigui d'utilitat i quedo a la vostra disposició</text:p>
      <text:p text:style-name="P22">per a resoldre qualsevol qüestió.</text:p>
      <text:p text:style-name="P22"/>
      <text:p text:style-name="P22">Salutacions,</text:p>
      <text:p text:style-name="P21">David.</text:p>
      <text:p text:style-name="P5"/>
      <text:h text:style-name="P28" text:outline-level="5"><text:bookmark-start text:name="__DdeLink__311_3526173320"/><text:bookmark-start text:name="__DdeLink__309_3526173320"/>Francesc 23 <text:bookmark-start text:name="__DdeLink__315_3526173320"/><text:span text:style-name="T18">abril</text:span><text:bookmark-end text:name="__DdeLink__315_3526173320"/></text:h>
      <text:p text:style-name="P20"><text:bookmark-end text:name="__DdeLink__309_3526173320"/><text:bookmark-end text:name="__DdeLink__311_3526173320"/>cerma.docx <text:s text:c="2"/>comentarios con código de colores <text:s/>para Quim.</text:p>
      <text:p text:style-name="P20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20"><text:soft-page-break/>Por otra parte, he probado a eliminar un elemento &lt;Hueco&gt; dentro de &lt;Huecos&gt; del XML y parece que no se rompe. No sé si habéis podido hacer alguna prueba de este tipo, ya lo hablaremos.</text:p>
      <text:h text:style-name="P28" text:outline-level="5"><text:bookmark-start text:name="__DdeLink__313_3526173320"/><text:span text:style-name="T17">Jordi</text:span> 23 <text:span text:style-name="T18">abril</text:span></text:h>
      <text:p text:style-name="P22"><text:bookmark-end text:name="__DdeLink__313_3526173320"/>Noves versions:</text:p>
      <text:p text:style-name="P22">IMIPplugin\aWeb/</text:p>
      <text:p text:style-name="P22"><text:s text:c="4"/>UPV20230408IFC4V8</text:p>
      <text:p text:style-name="P22"><text:s text:c="4"/>UPV20230408IFC2V8</text:p>
      <text:p text:style-name="P22">Proves Export gbXML/</text:p>
      <text:p text:style-name="P22"><text:s text:c="4"/><text:span text:style-name="T30">UPV20230408V8 Mass.xml</text:span></text:p>
      <text:p text:style-name="P22"><text:s text:c="4"/>UPV20230408V8 MassConstElements.xml</text:p>
      <text:p text:style-name="P22">¿que dice quim?</text:p>
      <text:h text:style-name="P28" text:outline-level="5">Francesc 23 <text:span text:style-name="T18">abril</text:span></text:h>
      <text:p text:style-name="P22">Gràcies Jordi, a mi també em passa el que em vas comentar de que queda la geometria del gbXML desmanegada.</text:p>
      <text:p text:style-name="P22">Per cert, a http://sifaresol.net/imipapp/ sembla que l'IFC no conserva el nord? <text:s/><text:span text:style-name="T28">¿Quim?</text:span></text:p>
      <text:h text:style-name="P28" text:outline-level="5"><text:span text:style-name="T17">Jordi</text:span> 23 <text:span text:style-name="T18">abril</text:span></text:h>
      <text:p text:style-name="P22">revisaré això del <text:span text:style-name="T30">nord</text:span>, ara està orientat aNordi real, que vol dir rotat</text:p>
      <text:p text:style-name="P22">respecte a com venia abans.</text:p>
      <text:h text:style-name="P28" text:outline-level="5">Albert 23 <text:span text:style-name="T18">abril</text:span></text:h>
      <text:p text:style-name="P22">bon dia,</text:p>
      <text:p text:style-name="P22">adjunt envio certi<text:span text:style-name="T29">f</text:span>icata CERMA del pilot de valencia tal com ha demanat el</text:p>
      <text:p text:style-name="P22">Salva (fitxer administracio + pdf)</text:p>
      <text:p text:style-name="P22">he hagut de canviar transmitancies i vidres perque no donava una A ni en</text:p>
      <text:p text:style-name="P23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10-06T15:17:11.807621787</dc:date>
    <meta:editing-duration>PT20H20M41S</meta:editing-duration>
    <meta:editing-cycles>33</meta:editing-cycles>
    <meta:generator>LibreOffice/7.0.4.2$Linux_X86_64 LibreOffice_project/00$Build-2</meta:generator>
    <meta:document-statistic meta:table-count="0" meta:image-count="0" meta:object-count="0" meta:page-count="4" meta:paragraph-count="108" meta:word-count="1087" meta:character-count="6583" meta:non-whitespace-character-count="5596"/>
  </office:meta>
</office:document-meta>
</file>